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8829" officeooo:paragraph-rsid="00018829"/>
    </style:style>
    <style:style style:name="P2" style:family="paragraph" style:parent-style-name="Standard">
      <style:text-properties fo:font-style="normal" officeooo:rsid="004051c0" officeooo:paragraph-rsid="004051c0" style:font-style-asian="normal" style:font-style-complex="normal"/>
    </style:style>
    <style:style style:name="P3" style:family="paragraph" style:parent-style-name="Standard">
      <style:text-properties fo:font-style="normal" officeooo:rsid="004051c0" officeooo:paragraph-rsid="00e65c0a" style:font-style-asian="normal" style:font-style-complex="normal"/>
    </style:style>
    <style:style style:name="P4" style:family="paragraph" style:parent-style-name="Standard">
      <style:text-properties fo:font-style="normal" officeooo:rsid="00e65c0a" officeooo:paragraph-rsid="00e65c0a" style:font-style-asian="normal" style:font-style-complex="normal"/>
    </style:style>
    <style:style style:name="P5" style:family="paragraph" style:parent-style-name="Standard">
      <style:paragraph-properties style:writing-mode="lr-tb"/>
      <style:text-properties fo:font-style="normal" officeooo:rsid="0004fc16" officeooo:paragraph-rsid="0004fc16" style:font-style-asian="normal" style:font-style-complex="normal"/>
    </style:style>
    <style:style style:name="P6" style:family="paragraph" style:parent-style-name="Standard">
      <style:paragraph-properties style:writing-mode="lr-tb"/>
      <style:text-properties fo:font-style="normal" officeooo:rsid="0004fc16" officeooo:paragraph-rsid="0006bb5d" style:font-style-asian="normal" style:font-style-complex="normal"/>
    </style:style>
    <style:style style:name="P7" style:family="paragraph" style:parent-style-name="Standard">
      <style:paragraph-properties style:writing-mode="lr-tb"/>
      <style:text-properties fo:font-style="normal" officeooo:rsid="0004fc16" officeooo:paragraph-rsid="004e278d" style:font-style-asian="normal" style:font-style-complex="normal"/>
    </style:style>
    <style:style style:name="P8" style:family="paragraph" style:parent-style-name="Standard">
      <style:paragraph-properties style:writing-mode="lr-tb"/>
      <style:text-properties fo:font-style="normal" officeooo:rsid="0004fc16" officeooo:paragraph-rsid="00603865" style:font-style-asian="normal" style:font-style-complex="normal"/>
    </style:style>
    <style:style style:name="P9" style:family="paragraph" style:parent-style-name="Standard">
      <style:paragraph-properties style:writing-mode="lr-tb"/>
      <style:text-properties fo:font-style="normal" officeooo:rsid="0004fc16" officeooo:paragraph-rsid="007be959" style:font-style-asian="normal" style:font-style-complex="normal"/>
    </style:style>
    <style:style style:name="P10" style:family="paragraph" style:parent-style-name="Standard">
      <style:paragraph-properties style:writing-mode="lr-tb"/>
      <style:text-properties fo:font-style="normal" officeooo:rsid="0004fc16" officeooo:paragraph-rsid="007f4897" style:font-style-asian="normal" style:font-style-complex="normal"/>
    </style:style>
    <style:style style:name="P11" style:family="paragraph" style:parent-style-name="Standard">
      <style:paragraph-properties style:writing-mode="lr-tb"/>
      <style:text-properties fo:font-style="normal" officeooo:rsid="0004fc16" officeooo:paragraph-rsid="008374c8" style:font-style-asian="normal" style:font-style-complex="normal"/>
    </style:style>
    <style:style style:name="P12" style:family="paragraph" style:parent-style-name="Standard">
      <style:paragraph-properties style:writing-mode="lr-tb"/>
      <style:text-properties fo:font-style="normal" officeooo:rsid="0004fc16" officeooo:paragraph-rsid="00853744" style:font-style-asian="normal" style:font-style-complex="normal"/>
    </style:style>
    <style:style style:name="P13" style:family="paragraph" style:parent-style-name="Standard">
      <style:paragraph-properties style:writing-mode="lr-tb"/>
      <style:text-properties fo:font-style="normal" officeooo:rsid="0004fc16" officeooo:paragraph-rsid="00858f02" style:font-style-asian="normal" style:font-style-complex="normal"/>
    </style:style>
    <style:style style:name="P14" style:family="paragraph" style:parent-style-name="Standard">
      <style:paragraph-properties style:writing-mode="lr-tb"/>
      <style:text-properties fo:font-style="normal" officeooo:rsid="0004fc16" officeooo:paragraph-rsid="00866add" style:font-style-asian="normal" style:font-style-complex="normal"/>
    </style:style>
    <style:style style:name="P15" style:family="paragraph" style:parent-style-name="Standard">
      <style:paragraph-properties style:writing-mode="lr-tb"/>
      <style:text-properties fo:font-style="normal" officeooo:rsid="0004fc16" officeooo:paragraph-rsid="0089f6ff" style:font-style-asian="normal" style:font-style-complex="normal"/>
    </style:style>
    <style:style style:name="P16" style:family="paragraph" style:parent-style-name="Standard">
      <style:paragraph-properties style:writing-mode="lr-tb"/>
      <style:text-properties fo:font-style="normal" officeooo:rsid="0004fc16" officeooo:paragraph-rsid="008a1303" style:font-style-asian="normal" style:font-style-complex="normal"/>
    </style:style>
    <style:style style:name="P17" style:family="paragraph" style:parent-style-name="Standard">
      <style:paragraph-properties style:writing-mode="lr-tb"/>
      <style:text-properties fo:font-style="normal" officeooo:rsid="0004fc16" officeooo:paragraph-rsid="008abd4e" style:font-style-asian="normal" style:font-style-complex="normal"/>
    </style:style>
    <style:style style:name="P18" style:family="paragraph" style:parent-style-name="Standard">
      <style:paragraph-properties style:writing-mode="lr-tb"/>
      <style:text-properties fo:font-style="normal" officeooo:rsid="0004fc16" officeooo:paragraph-rsid="008b61a4" style:font-style-asian="normal" style:font-style-complex="normal"/>
    </style:style>
    <style:style style:name="P19" style:family="paragraph" style:parent-style-name="Standard">
      <style:paragraph-properties style:writing-mode="lr-tb"/>
      <style:text-properties fo:font-style="normal" officeooo:rsid="0004fc16" officeooo:paragraph-rsid="0091d0be" style:font-style-asian="normal" style:font-style-complex="normal"/>
    </style:style>
    <style:style style:name="P20" style:family="paragraph" style:parent-style-name="Standard">
      <style:paragraph-properties style:writing-mode="lr-tb"/>
      <style:text-properties fo:font-style="normal" officeooo:rsid="0004fc16" officeooo:paragraph-rsid="00cb9e9a" style:font-style-asian="normal" style:font-style-complex="normal"/>
    </style:style>
    <style:style style:name="P21" style:family="paragraph" style:parent-style-name="Standard">
      <style:paragraph-properties style:writing-mode="lr-tb"/>
      <style:text-properties fo:font-style="normal" officeooo:rsid="000e48a5" officeooo:paragraph-rsid="000e48a5" style:font-style-asian="normal" style:font-style-complex="normal"/>
    </style:style>
    <style:style style:name="P22" style:family="paragraph" style:parent-style-name="Standard">
      <style:paragraph-properties style:writing-mode="lr-tb"/>
      <style:text-properties fo:font-style="normal" officeooo:rsid="001403fa" officeooo:paragraph-rsid="001403fa" style:font-style-asian="normal" style:font-style-complex="normal"/>
    </style:style>
    <style:style style:name="P23" style:family="paragraph" style:parent-style-name="Standard">
      <style:paragraph-properties style:writing-mode="lr-tb"/>
      <style:text-properties fo:font-style="normal" officeooo:rsid="001403fa" officeooo:paragraph-rsid="004e278d" style:font-style-asian="normal" style:font-style-complex="normal"/>
    </style:style>
    <style:style style:name="P24" style:family="paragraph" style:parent-style-name="Standard">
      <style:paragraph-properties style:writing-mode="lr-tb"/>
      <style:text-properties fo:font-style="normal" officeooo:rsid="001403fa" officeooo:paragraph-rsid="0091d0be" style:font-style-asian="normal" style:font-style-complex="normal"/>
    </style:style>
    <style:style style:name="P25" style:family="paragraph" style:parent-style-name="Standard">
      <style:paragraph-properties style:writing-mode="lr-tb"/>
      <style:text-properties fo:font-style="normal" officeooo:rsid="006be293" officeooo:paragraph-rsid="006be293" style:font-style-asian="normal" style:font-style-complex="normal"/>
    </style:style>
    <style:style style:name="P26" style:family="paragraph" style:parent-style-name="Standard">
      <style:paragraph-properties style:writing-mode="lr-tb"/>
      <style:text-properties fo:font-style="normal" officeooo:rsid="007a4a4d" officeooo:paragraph-rsid="007a4a4d" style:font-style-asian="normal" style:font-style-complex="normal"/>
    </style:style>
    <style:style style:name="P27" style:family="paragraph" style:parent-style-name="Standard">
      <style:paragraph-properties style:writing-mode="lr-tb"/>
      <style:text-properties fo:font-style="normal" officeooo:rsid="007a4a4d" officeooo:paragraph-rsid="0091d0be" style:font-style-asian="normal" style:font-style-complex="normal"/>
    </style:style>
    <style:style style:name="P28" style:family="paragraph" style:parent-style-name="Standard">
      <style:paragraph-properties style:writing-mode="lr-tb"/>
      <style:text-properties fo:font-style="normal" officeooo:rsid="007a4a4d" officeooo:paragraph-rsid="00cb9e9a" style:font-style-asian="normal" style:font-style-complex="normal"/>
    </style:style>
    <style:style style:name="P29" style:family="paragraph" style:parent-style-name="Standard">
      <style:paragraph-properties style:writing-mode="lr-tb"/>
      <style:text-properties fo:font-style="normal" officeooo:rsid="007a4a4d" officeooo:paragraph-rsid="00e74e9e" style:font-style-asian="normal" style:font-style-complex="normal"/>
    </style:style>
    <style:style style:name="P30" style:family="paragraph" style:parent-style-name="Standard">
      <style:paragraph-properties style:writing-mode="lr-tb"/>
      <style:text-properties fo:font-style="normal" officeooo:rsid="007a4a4d" officeooo:paragraph-rsid="00e7f1cb" style:font-style-asian="normal" style:font-style-complex="normal"/>
    </style:style>
    <style:style style:name="P31" style:family="paragraph" style:parent-style-name="Standard">
      <style:paragraph-properties style:writing-mode="lr-tb"/>
      <style:text-properties fo:font-style="normal" officeooo:rsid="004e278d" officeooo:paragraph-rsid="004e278d" style:font-style-asian="normal" style:font-style-complex="normal"/>
    </style:style>
    <style:style style:name="P32" style:family="paragraph" style:parent-style-name="Standard">
      <style:paragraph-properties style:writing-mode="lr-tb"/>
      <style:text-properties fo:font-style="normal" officeooo:rsid="008f2f3a" officeooo:paragraph-rsid="008f2f3a" style:font-style-asian="normal" style:font-style-complex="normal"/>
    </style:style>
    <style:style style:name="P33" style:family="paragraph" style:parent-style-name="Standard">
      <style:paragraph-properties style:writing-mode="lr-tb"/>
      <style:text-properties fo:font-style="normal" officeooo:rsid="008f2f3a" officeooo:paragraph-rsid="00908592" style:font-style-asian="normal" style:font-style-complex="normal"/>
    </style:style>
    <style:style style:name="P34" style:family="paragraph" style:parent-style-name="Standard">
      <style:paragraph-properties style:writing-mode="lr-tb"/>
      <style:text-properties fo:font-style="normal" officeooo:rsid="008f2f3a" officeooo:paragraph-rsid="00ca363a" style:font-style-asian="normal" style:font-style-complex="normal"/>
    </style:style>
    <style:style style:name="P35" style:family="paragraph" style:parent-style-name="Standard">
      <style:paragraph-properties style:writing-mode="lr-tb"/>
      <style:text-properties fo:font-style="normal" officeooo:rsid="00105148" officeooo:paragraph-rsid="00105148" style:font-style-asian="normal" style:font-style-complex="normal"/>
    </style:style>
    <style:style style:name="P36" style:family="paragraph" style:parent-style-name="Standard">
      <style:paragraph-properties style:writing-mode="lr-tb"/>
      <style:text-properties fo:font-style="normal" officeooo:rsid="006d1353" officeooo:paragraph-rsid="006d1353" style:font-style-asian="normal" style:font-style-complex="normal"/>
    </style:style>
    <style:style style:name="P37" style:family="paragraph" style:parent-style-name="Standard">
      <style:paragraph-properties style:writing-mode="lr-tb"/>
      <style:text-properties fo:font-style="normal" officeooo:rsid="00816322" officeooo:paragraph-rsid="00816322" style:font-style-asian="normal" style:font-style-complex="normal"/>
    </style:style>
    <style:style style:name="P38" style:family="paragraph" style:parent-style-name="Standard">
      <style:paragraph-properties style:writing-mode="lr-tb"/>
      <style:text-properties fo:font-style="normal" officeooo:rsid="00816322" officeooo:paragraph-rsid="00e65c0a" style:font-style-asian="normal" style:font-style-complex="normal"/>
    </style:style>
    <style:style style:name="P39" style:family="paragraph" style:parent-style-name="Standard">
      <style:paragraph-properties style:writing-mode="lr-tb"/>
      <style:text-properties fo:font-style="normal" officeooo:rsid="00e66ea2" officeooo:paragraph-rsid="00e66ea2" style:font-style-asian="normal" style:font-style-complex="normal"/>
    </style:style>
    <style:style style:name="P40" style:family="paragraph" style:parent-style-name="Standard">
      <style:paragraph-properties style:writing-mode="lr-tb"/>
      <style:text-properties fo:font-style="normal" officeooo:rsid="00e9856a" officeooo:paragraph-rsid="00e9856a" style:font-style-asian="normal" style:font-style-complex="normal"/>
    </style:style>
    <style:style style:name="P41" style:family="paragraph" style:parent-style-name="Standard">
      <style:paragraph-properties style:writing-mode="lr-tb"/>
      <style:text-properties fo:font-style="normal" officeooo:rsid="00ea7e34" officeooo:paragraph-rsid="00ea7e34" style:font-style-asian="normal" style:font-style-complex="normal"/>
    </style:style>
    <style:style style:name="P42" style:family="paragraph" style:parent-style-name="Standard">
      <style:paragraph-properties style:writing-mode="lr-tb"/>
      <style:text-properties fo:font-style="normal" fo:font-weight="normal" officeooo:rsid="00150214" officeooo:paragraph-rsid="0015021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style:writing-mode="lr-tb"/>
      <style:text-properties fo:font-style="normal" fo:font-weight="normal" officeooo:rsid="00150214" officeooo:paragraph-rsid="004e278d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style:writing-mode="lr-tb"/>
      <style:text-properties fo:font-style="normal" fo:font-weight="normal" officeooo:rsid="00150214" officeooo:paragraph-rsid="0091d0be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style:writing-mode="lr-tb"/>
      <style:text-properties fo:font-style="normal" fo:font-weight="normal" officeooo:rsid="00229324" officeooo:paragraph-rsid="00229324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style:writing-mode="lr-tb"/>
      <style:text-properties fo:font-style="normal" fo:font-weight="normal" officeooo:rsid="00229324" officeooo:paragraph-rsid="004e278d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style:writing-mode="lr-tb"/>
      <style:text-properties fo:font-style="normal" fo:font-weight="normal" officeooo:rsid="00229324" officeooo:paragraph-rsid="0091d0be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style:writing-mode="lr-tb"/>
      <style:text-properties fo:font-style="normal" fo:font-weight="normal" officeooo:rsid="002fc21d" officeooo:paragraph-rsid="002fc21d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style:writing-mode="lr-tb"/>
      <style:text-properties fo:font-style="normal" fo:font-weight="normal" officeooo:rsid="003124f6" officeooo:paragraph-rsid="003124f6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style:writing-mode="lr-tb"/>
      <style:text-properties fo:font-style="normal" fo:font-weight="normal" officeooo:rsid="00321345" officeooo:paragraph-rsid="0032134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style:writing-mode="lr-tb"/>
      <style:text-properties fo:font-style="normal" fo:font-weight="normal" officeooo:rsid="0039084d" officeooo:paragraph-rsid="0039084d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style:writing-mode="lr-tb"/>
      <style:text-properties fo:font-style="normal" fo:font-weight="normal" officeooo:rsid="002a4a7b" officeooo:paragraph-rsid="0023e0de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style:writing-mode="lr-tb"/>
      <style:text-properties fo:font-style="normal" fo:font-weight="normal" officeooo:rsid="0091926a" officeooo:paragraph-rsid="0091926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style:writing-mode="lr-tb"/>
      <style:text-properties fo:font-style="normal" fo:font-weight="normal" officeooo:rsid="0004fc16" officeooo:paragraph-rsid="004e278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style:writing-mode="lr-tb"/>
      <style:text-properties fo:font-style="normal" fo:font-weight="normal" officeooo:rsid="007a4a4d" officeooo:paragraph-rsid="0091d0be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style:writing-mode="lr-tb"/>
      <style:text-properties fo:font-style="normal" fo:font-weight="normal" officeooo:rsid="0092411d" officeooo:paragraph-rsid="00c4da8d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style:writing-mode="lr-tb"/>
      <style:text-properties fo:font-style="normal" fo:font-weight="normal" officeooo:rsid="0092411d" officeooo:paragraph-rsid="00d4d5ed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style:writing-mode="lr-tb"/>
      <style:text-properties fo:font-style="normal" fo:font-weight="normal" officeooo:rsid="0092411d" officeooo:paragraph-rsid="00db1b07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style:writing-mode="lr-tb"/>
      <style:text-properties fo:font-style="normal" fo:font-weight="normal" officeooo:rsid="0092cb2f" officeooo:paragraph-rsid="0092cb2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style:writing-mode="lr-tb"/>
      <style:text-properties fo:font-style="normal" fo:font-weight="normal" officeooo:rsid="0092cb2f" officeooo:paragraph-rsid="00db1b07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style:writing-mode="lr-tb"/>
      <style:text-properties fo:font-style="normal" fo:font-weight="normal" officeooo:rsid="00b50ab7" officeooo:paragraph-rsid="00b50ab7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style:writing-mode="lr-tb"/>
      <style:text-properties fo:font-style="normal" fo:font-weight="normal" officeooo:rsid="00b8c110" officeooo:paragraph-rsid="00b8c110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style:writing-mode="lr-tb"/>
      <style:text-properties fo:font-style="normal" fo:font-weight="normal" officeooo:rsid="00b9c981" officeooo:paragraph-rsid="00b9e04a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style:writing-mode="lr-tb"/>
      <style:text-properties fo:font-style="normal" fo:font-weight="normal" officeooo:rsid="00b605b3" officeooo:paragraph-rsid="00b605b3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style:writing-mode="lr-tb"/>
      <style:text-properties fo:font-style="normal" fo:font-weight="normal" officeooo:rsid="00c933fb" officeooo:paragraph-rsid="00c933fb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style:writing-mode="lr-tb"/>
      <style:text-properties fo:font-style="normal" fo:font-weight="normal" officeooo:rsid="00c965a0" officeooo:paragraph-rsid="00c965a0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style:writing-mode="lr-tb"/>
      <style:text-properties fo:font-style="normal" fo:font-weight="normal" officeooo:rsid="00c965a0" officeooo:paragraph-rsid="00e181e2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style:writing-mode="lr-tb"/>
      <style:text-properties fo:font-style="normal" fo:font-weight="normal" officeooo:rsid="00ca363a" officeooo:paragraph-rsid="00ca363a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style:writing-mode="lr-tb"/>
      <style:text-properties style:text-position="0% 100%" fo:font-style="normal" fo:font-weight="normal" officeooo:rsid="007043b1" officeooo:paragraph-rsid="0091d0be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style:writing-mode="lr-tb"/>
      <style:text-properties style:text-position="0% 100%" fo:font-style="normal" fo:font-weight="normal" officeooo:rsid="007043b1" officeooo:paragraph-rsid="00cb9e9a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style:writing-mode="lr-tb"/>
      <style:text-properties officeooo:paragraph-rsid="00cb9e9a"/>
    </style:style>
    <style:style style:name="P72" style:family="paragraph" style:parent-style-name="Standard">
      <style:paragraph-properties fo:break-before="page" style:writing-mode="lr-tb"/>
      <style:text-properties fo:font-style="normal" officeooo:rsid="0018974c" officeooo:paragraph-rsid="0018974c" style:font-style-asian="normal" style:font-style-complex="normal"/>
    </style:style>
    <style:style style:name="P73" style:family="paragraph" style:parent-style-name="Standard">
      <style:paragraph-properties fo:break-before="page" style:writing-mode="lr-tb"/>
      <style:text-properties fo:font-style="normal" officeooo:rsid="0004fc16" officeooo:paragraph-rsid="0004fc16" style:font-style-asian="normal" style:font-style-complex="normal"/>
    </style:style>
    <style:style style:name="P74" style:family="paragraph" style:parent-style-name="Standard">
      <style:paragraph-properties fo:break-before="page" style:writing-mode="lr-tb"/>
      <style:text-properties fo:font-style="normal" officeooo:rsid="004e278d" officeooo:paragraph-rsid="004e278d" style:font-style-asian="normal" style:font-style-complex="normal"/>
    </style:style>
    <style:style style:name="P75" style:family="paragraph" style:parent-style-name="Standard">
      <style:paragraph-properties fo:break-before="page" style:writing-mode="lr-tb"/>
      <style:text-properties fo:font-style="normal" officeooo:rsid="0091d0be" officeooo:paragraph-rsid="0091d0be" style:font-style-asian="normal" style:font-style-complex="normal"/>
    </style:style>
    <style:style style:name="P76" style:family="paragraph" style:parent-style-name="Standard">
      <style:paragraph-properties fo:break-before="page" style:writing-mode="lr-tb"/>
      <style:text-properties fo:font-style="normal" fo:font-weight="normal" officeooo:rsid="002fc21d" officeooo:paragraph-rsid="002fc21d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style:text-properties fo:font-style="normal" officeooo:rsid="00e65c0a" officeooo:paragraph-rsid="00e65c0a" style:font-style-asian="normal" style:font-style-complex="normal"/>
    </style:style>
    <style:style style:name="P78" style:family="paragraph" style:parent-style-name="Standard" style:list-style-name="L2">
      <style:text-properties fo:font-style="normal" officeooo:rsid="00e65c0a" officeooo:paragraph-rsid="00e65c0a" style:font-style-asian="normal" style:font-style-complex="normal"/>
    </style:style>
    <style:style style:name="P79" style:family="paragraph" style:parent-style-name="Standard" style:list-style-name="L1">
      <style:text-properties officeooo:rsid="00e65c0a" officeooo:paragraph-rsid="00e65c0a"/>
    </style:style>
    <style:style style:name="P80" style:family="paragraph" style:parent-style-name="Standard" style:list-style-name="L3">
      <style:paragraph-properties style:writing-mode="lr-tb"/>
      <style:text-properties fo:font-style="normal" officeooo:rsid="00816322" officeooo:paragraph-rsid="00e65c0a" style:font-style-asian="normal" style:font-style-complex="normal"/>
    </style:style>
    <style:style style:name="P81" style:family="paragraph" style:parent-style-name="Standard" style:list-style-name="L4">
      <style:paragraph-properties style:writing-mode="lr-tb"/>
      <style:text-properties fo:font-style="normal" officeooo:rsid="0004fc16" officeooo:paragraph-rsid="0004fc16" style:font-style-asian="normal" style:font-style-complex="normal"/>
    </style:style>
    <style:style style:name="P82" style:family="paragraph" style:parent-style-name="Standard" style:list-style-name="L5">
      <style:paragraph-properties style:writing-mode="lr-tb"/>
      <style:text-properties fo:font-style="normal" officeooo:rsid="000e48a5" officeooo:paragraph-rsid="000e48a5" style:font-style-asian="normal" style:font-style-complex="normal"/>
    </style:style>
    <style:style style:name="P83" style:family="paragraph" style:parent-style-name="Standard" style:list-style-name="L5">
      <style:paragraph-properties style:writing-mode="lr-tb"/>
      <style:text-properties fo:font-style="normal" officeooo:rsid="00105148" officeooo:paragraph-rsid="00105148" style:font-style-asian="normal" style:font-style-complex="normal"/>
    </style:style>
    <style:style style:name="P84" style:family="paragraph" style:parent-style-name="Standard" style:list-style-name="L6">
      <style:paragraph-properties style:writing-mode="lr-tb"/>
      <style:text-properties fo:font-style="normal" officeooo:rsid="006d1353" officeooo:paragraph-rsid="006d1353" style:font-style-asian="normal" style:font-style-complex="normal"/>
    </style:style>
    <style:style style:name="P85" style:family="paragraph" style:parent-style-name="Standard" style:list-style-name="L7">
      <style:paragraph-properties style:writing-mode="lr-tb"/>
      <style:text-properties fo:font-style="normal" officeooo:rsid="006c508f" officeooo:paragraph-rsid="006c508f" style:font-style-asian="normal" style:font-style-complex="normal"/>
    </style:style>
    <style:style style:name="P86" style:family="paragraph" style:parent-style-name="Standard" style:list-style-name="L8">
      <style:paragraph-properties style:writing-mode="lr-tb"/>
      <style:text-properties fo:font-style="normal" officeooo:rsid="00e66ea2" officeooo:paragraph-rsid="00e66ea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b32dc2" style:font-style-asian="italic" style:font-style-complex="italic"/>
    </style:style>
    <style:style style:name="T3" style:family="text">
      <style:text-properties officeooo:rsid="0006bb5d"/>
    </style:style>
    <style:style style:name="T4" style:family="text">
      <style:text-properties officeooo:rsid="0006c467"/>
    </style:style>
    <style:style style:name="T5" style:family="text">
      <style:text-properties officeooo:rsid="0007f331"/>
    </style:style>
    <style:style style:name="T6" style:family="text">
      <style:text-properties officeooo:rsid="000b4927"/>
    </style:style>
    <style:style style:name="T7" style:family="text">
      <style:text-properties officeooo:rsid="000ba22d"/>
    </style:style>
    <style:style style:name="T8" style:family="text">
      <style:text-properties officeooo:rsid="000d14c3"/>
    </style:style>
    <style:style style:name="T9" style:family="text">
      <style:text-properties officeooo:rsid="000e9fc6"/>
    </style:style>
    <style:style style:name="T10" style:family="text">
      <style:text-properties officeooo:rsid="00105148"/>
    </style:style>
    <style:style style:name="T11" style:family="text">
      <style:text-properties officeooo:rsid="001163cc"/>
    </style:style>
    <style:style style:name="T12" style:family="text">
      <style:text-properties officeooo:rsid="00128c3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50214" style:font-weight-asian="bold" style:font-weight-complex="bold"/>
    </style:style>
    <style:style style:name="T15" style:family="text">
      <style:text-properties fo:font-weight="bold" officeooo:rsid="00cb9e9a" style:font-weight-asian="bold" style:font-weight-complex="bold"/>
    </style:style>
    <style:style style:name="T16" style:family="text">
      <style:text-properties fo:font-weight="bold" officeooo:rsid="0004fc16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0214" style:font-weight-asian="normal" style:font-weight-complex="normal"/>
    </style:style>
    <style:style style:name="T19" style:family="text">
      <style:text-properties fo:font-weight="normal" officeooo:rsid="00199365" style:font-weight-asian="normal" style:font-weight-complex="normal"/>
    </style:style>
    <style:style style:name="T20" style:family="text">
      <style:text-properties fo:font-weight="normal" officeooo:rsid="0052d2fa" style:font-weight-asian="normal" style:font-weight-complex="normal"/>
    </style:style>
    <style:style style:name="T21" style:family="text">
      <style:text-properties fo:font-weight="normal" officeooo:rsid="0072bda9" style:font-weight-asian="normal" style:font-weight-complex="normal"/>
    </style:style>
    <style:style style:name="T22" style:family="text">
      <style:text-properties fo:font-weight="normal" officeooo:rsid="00cb9e9a" style:font-weight-asian="normal" style:font-weight-complex="normal"/>
    </style:style>
    <style:style style:name="T23" style:family="text">
      <style:text-properties fo:font-weight="normal" officeooo:rsid="0004fc16" style:font-weight-asian="normal" style:font-weight-complex="normal"/>
    </style:style>
    <style:style style:name="T24" style:family="text">
      <style:text-properties fo:font-weight="normal" officeooo:rsid="00dbf390" style:font-weight-asian="normal" style:font-weight-complex="normal"/>
    </style:style>
    <style:style style:name="T25" style:family="text">
      <style:text-properties officeooo:rsid="00150214"/>
    </style:style>
    <style:style style:name="T26" style:family="text">
      <style:text-properties officeooo:rsid="00199365"/>
    </style:style>
    <style:style style:name="T27" style:family="text">
      <style:text-properties officeooo:rsid="003124f6"/>
    </style:style>
    <style:style style:name="T28" style:family="text">
      <style:text-properties officeooo:rsid="00495897"/>
    </style:style>
    <style:style style:name="T29" style:family="text">
      <style:text-properties officeooo:rsid="004a0574"/>
    </style:style>
    <style:style style:name="T30" style:family="text">
      <style:text-properties officeooo:rsid="00603865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04fc16" style:font-style-asian="normal" style:font-style-complex="normal"/>
    </style:style>
    <style:style style:name="T33" style:family="text">
      <style:text-properties fo:font-style="normal" officeooo:rsid="00e65c0a" style:font-style-asian="normal" style:font-style-complex="normal"/>
    </style:style>
    <style:style style:name="T34" style:family="text">
      <style:text-properties fo:font-style="normal" fo:font-weight="bold" officeooo:rsid="0004fc16" style:font-style-asian="normal" style:font-weight-asian="bold" style:font-style-complex="normal" style:font-weight-complex="bold"/>
    </style:style>
    <style:style style:name="T35" style:family="text">
      <style:text-properties officeooo:rsid="006fa26c"/>
    </style:style>
    <style:style style:name="T36" style:family="text">
      <style:text-properties style:text-position="0% 100%" officeooo:rsid="00786693"/>
    </style:style>
    <style:style style:name="T37" style:family="text">
      <style:text-properties style:text-position="0% 100%" fo:font-weight="bold" style:font-weight-asian="bold" style:font-weight-complex="bold"/>
    </style:style>
    <style:style style:name="T38" style:family="text">
      <style:text-properties style:text-position="0% 100%" fo:font-weight="bold" officeooo:rsid="00786693" style:font-weight-asian="bold" style:font-weight-complex="bold"/>
    </style:style>
    <style:style style:name="T39" style:family="text">
      <style:text-properties style:text-position="0% 100%" fo:font-weight="bold" officeooo:rsid="007043b1" style:font-weight-asian="bold" style:font-weight-complex="bold"/>
    </style:style>
    <style:style style:name="T40" style:family="text">
      <style:text-properties style:text-position="0% 100%" fo:font-weight="bold" officeooo:rsid="00b9c981" style:font-weight-asian="bold" style:font-weight-complex="bold"/>
    </style:style>
    <style:style style:name="T41" style:family="text">
      <style:text-properties style:text-position="0% 100%" fo:font-weight="bold" officeooo:rsid="00e74e9e" style:font-weight-asian="bold" style:font-weight-complex="bold"/>
    </style:style>
    <style:style style:name="T42" style:family="text">
      <style:text-properties style:text-position="0% 100%" fo:font-weight="normal" style:font-weight-asian="normal" style:font-weight-complex="normal"/>
    </style:style>
    <style:style style:name="T43" style:family="text">
      <style:text-properties style:text-position="0% 100%" fo:font-weight="normal" officeooo:rsid="00786693" style:font-weight-asian="normal" style:font-weight-complex="normal"/>
    </style:style>
    <style:style style:name="T44" style:family="text">
      <style:text-properties style:text-position="0% 100%" fo:font-weight="normal" officeooo:rsid="007be959" style:font-weight-asian="normal" style:font-weight-complex="normal"/>
    </style:style>
    <style:style style:name="T45" style:family="text">
      <style:text-properties style:text-position="0% 100%" fo:font-weight="normal" officeooo:rsid="007f4897" style:font-weight-asian="normal" style:font-weight-complex="normal"/>
    </style:style>
    <style:style style:name="T46" style:family="text">
      <style:text-properties style:text-position="0% 100%" fo:font-weight="normal" officeooo:rsid="0082a5f7" style:font-weight-asian="normal" style:font-weight-complex="normal"/>
    </style:style>
    <style:style style:name="T47" style:family="text">
      <style:text-properties style:text-position="0% 100%" fo:font-weight="normal" officeooo:rsid="007043b1" style:font-weight-asian="normal" style:font-weight-complex="normal"/>
    </style:style>
    <style:style style:name="T48" style:family="text">
      <style:text-properties style:text-position="0% 100%" fo:font-weight="normal" officeooo:rsid="008374c8" style:font-weight-asian="normal" style:font-weight-complex="normal"/>
    </style:style>
    <style:style style:name="T49" style:family="text">
      <style:text-properties style:text-position="0% 100%" fo:font-weight="normal" officeooo:rsid="00853744" style:font-weight-asian="normal" style:font-weight-complex="normal"/>
    </style:style>
    <style:style style:name="T50" style:family="text">
      <style:text-properties style:text-position="0% 100%" fo:font-weight="normal" officeooo:rsid="00858f02" style:font-weight-asian="normal" style:font-weight-complex="normal"/>
    </style:style>
    <style:style style:name="T51" style:family="text">
      <style:text-properties style:text-position="0% 100%" fo:font-weight="normal" officeooo:rsid="00866add" style:font-weight-asian="normal" style:font-weight-complex="normal"/>
    </style:style>
    <style:style style:name="T52" style:family="text">
      <style:text-properties style:text-position="0% 100%" fo:font-weight="normal" officeooo:rsid="0089f6ff" style:font-weight-asian="normal" style:font-weight-complex="normal"/>
    </style:style>
    <style:style style:name="T53" style:family="text">
      <style:text-properties style:text-position="0% 100%" fo:font-weight="normal" officeooo:rsid="008a1303" style:font-weight-asian="normal" style:font-weight-complex="normal"/>
    </style:style>
    <style:style style:name="T54" style:family="text">
      <style:text-properties style:text-position="0% 100%" fo:font-weight="normal" officeooo:rsid="008abd4e" style:font-weight-asian="normal" style:font-weight-complex="normal"/>
    </style:style>
    <style:style style:name="T55" style:family="text">
      <style:text-properties style:text-position="0% 100%" fo:font-weight="normal" officeooo:rsid="0052d2fa" style:font-weight-asian="normal" style:font-weight-complex="normal"/>
    </style:style>
    <style:style style:name="T56" style:family="text">
      <style:text-properties style:text-position="0% 100%" fo:font-weight="normal" officeooo:rsid="008b67d8" style:font-weight-asian="normal" style:font-weight-complex="normal"/>
    </style:style>
    <style:style style:name="T57" style:family="text">
      <style:text-properties style:text-position="0% 100%" fo:font-weight="normal" officeooo:rsid="008bf2e0" style:font-weight-asian="normal" style:font-weight-complex="normal"/>
    </style:style>
    <style:style style:name="T58" style:family="text">
      <style:text-properties style:text-position="0% 100%" fo:font-weight="normal" officeooo:rsid="008c91e8" style:font-weight-asian="normal" style:font-weight-complex="normal"/>
    </style:style>
    <style:style style:name="T59" style:family="text">
      <style:text-properties style:text-position="0% 100%" fo:font-weight="normal" officeooo:rsid="008ccd65" style:font-weight-asian="normal" style:font-weight-complex="normal"/>
    </style:style>
    <style:style style:name="T60" style:family="text">
      <style:text-properties style:text-position="0% 100%" fo:font-weight="normal" officeooo:rsid="008e1d36" style:font-weight-asian="normal" style:font-weight-complex="normal"/>
    </style:style>
    <style:style style:name="T61" style:family="text">
      <style:text-properties style:text-position="0% 100%" fo:font-weight="normal" officeooo:rsid="0091d0be" style:font-weight-asian="normal" style:font-weight-complex="normal"/>
    </style:style>
    <style:style style:name="T62" style:family="text">
      <style:text-properties style:text-position="0% 100%" fo:font-weight="normal" officeooo:rsid="00b40b2f" style:font-weight-asian="normal" style:font-weight-complex="normal"/>
    </style:style>
    <style:style style:name="T63" style:family="text">
      <style:text-properties style:text-position="0% 100%" fo:font-weight="normal" officeooo:rsid="00c177a5" style:font-weight-asian="normal" style:font-weight-complex="normal"/>
    </style:style>
    <style:style style:name="T64" style:family="text">
      <style:text-properties style:text-position="0% 100%" fo:font-weight="normal" officeooo:rsid="00dbf390" style:font-weight-asian="normal" style:font-weight-complex="normal"/>
    </style:style>
    <style:style style:name="T65" style:family="text">
      <style:text-properties style:text-position="0% 100%" fo:font-weight="normal" officeooo:rsid="00e5270d" style:font-weight-asian="normal" style:font-weight-complex="normal"/>
    </style:style>
    <style:style style:name="T66" style:family="text">
      <style:text-properties style:text-position="0% 100%" fo:font-weight="normal" officeooo:rsid="00e74e9e" style:font-weight-asian="normal" style:font-weight-complex="normal"/>
    </style:style>
    <style:style style:name="T67" style:family="text">
      <style:text-properties style:text-position="0% 100%" officeooo:rsid="007043b1"/>
    </style:style>
    <style:style style:name="T68" style:family="text">
      <style:text-properties officeooo:rsid="007cbee6"/>
    </style:style>
    <style:style style:name="T69" style:family="text">
      <style:text-properties officeooo:rsid="007f6d5f"/>
    </style:style>
    <style:style style:name="T70" style:family="text">
      <style:text-properties officeooo:rsid="008e9f90"/>
    </style:style>
    <style:style style:name="T71" style:family="text">
      <style:text-properties officeooo:rsid="00908592"/>
    </style:style>
    <style:style style:name="T72" style:family="text">
      <style:text-properties officeooo:rsid="009f327d"/>
    </style:style>
    <style:style style:name="T73" style:family="text">
      <style:text-properties officeooo:rsid="00a55c4a"/>
    </style:style>
    <style:style style:name="T74" style:family="text">
      <style:text-properties officeooo:rsid="00ab3a97"/>
    </style:style>
    <style:style style:name="T75" style:family="text">
      <style:text-properties officeooo:rsid="00aba75c"/>
    </style:style>
    <style:style style:name="T76" style:family="text">
      <style:text-properties officeooo:rsid="00af3cc4"/>
    </style:style>
    <style:style style:name="T77" style:family="text">
      <style:text-properties officeooo:rsid="00b605b3"/>
    </style:style>
    <style:style style:name="T78" style:family="text">
      <style:text-properties officeooo:rsid="00b711ff"/>
    </style:style>
    <style:style style:name="T79" style:family="text">
      <style:text-properties officeooo:rsid="00b8c110"/>
    </style:style>
    <style:style style:name="T80" style:family="text">
      <style:text-properties officeooo:rsid="00b91ca7"/>
    </style:style>
    <style:style style:name="T81" style:family="text">
      <style:text-properties officeooo:rsid="00bc6b4f"/>
    </style:style>
    <style:style style:name="T82" style:family="text">
      <style:text-properties officeooo:rsid="00bd9b66"/>
    </style:style>
    <style:style style:name="T83" style:family="text">
      <style:text-properties officeooo:rsid="00c00993"/>
    </style:style>
    <style:style style:name="T84" style:family="text">
      <style:text-properties officeooo:rsid="00c10d91"/>
    </style:style>
    <style:style style:name="T85" style:family="text">
      <style:text-properties officeooo:rsid="00c5b759"/>
    </style:style>
    <style:style style:name="T86" style:family="text">
      <style:text-properties officeooo:rsid="00c5d0c3"/>
    </style:style>
    <style:style style:name="T87" style:family="text">
      <style:text-properties officeooo:rsid="00c7c90f"/>
    </style:style>
    <style:style style:name="T88" style:family="text">
      <style:text-properties officeooo:rsid="00c82d00"/>
    </style:style>
    <style:style style:name="T89" style:family="text">
      <style:text-properties officeooo:rsid="00c965a0"/>
    </style:style>
    <style:style style:name="T90" style:family="text">
      <style:text-properties officeooo:rsid="00ca363a"/>
    </style:style>
    <style:style style:name="T91" style:family="text">
      <style:text-properties officeooo:rsid="0004fc16"/>
    </style:style>
    <style:style style:name="T92" style:family="text">
      <style:text-properties officeooo:rsid="00d1990c"/>
    </style:style>
    <style:style style:name="T93" style:family="text">
      <style:text-properties officeooo:rsid="00d4c088"/>
    </style:style>
    <style:style style:name="T94" style:family="text">
      <style:text-properties officeooo:rsid="00db1b07"/>
    </style:style>
    <style:style style:name="T95" style:family="text">
      <style:text-properties officeooo:rsid="00dd5acf"/>
    </style:style>
    <style:style style:name="T96" style:family="text">
      <style:text-properties officeooo:rsid="00e33fb2"/>
    </style:style>
    <style:style style:name="T97" style:family="text">
      <style:text-properties officeooo:rsid="00e41e8d"/>
    </style:style>
    <style:style style:name="T98" style:family="text">
      <style:text-properties officeooo:rsid="00e65c0a"/>
    </style:style>
    <style:style style:name="T99" style:family="text">
      <style:text-properties officeooo:rsid="00e985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mes of Mistborn:</text:p>
      <text:p text:style-name="P1"/>
      <text:p text:style-name="P1">Always another secret</text:p>
      <text:p text:style-name="P1">Ruin v Preservation</text:p>
      <text:p text:style-name="P1"/>
      <text:p text:style-name="P1">Mechanics:</text:p>
      <text:p text:style-name="P3">Feruchemy <text:span text:style-name="T98">(Not keyworded)</text:span></text:p>
      <text:list xml:id="list1131567541" text:style-name="L1">
        <text:list-item>
          <text:p text:style-name="P77">Mana, other cost [no tap]: Add a metalmind counter to ~. Other effect. (Never tapped)</text:p>
        </text:list-item>
        <text:list-item>
          <text:p text:style-name="P79"><text:span text:style-name="T33">M</text:span><text:span text:style-name="T31">ana, remove a metalmind counter from ~ [no tap]: Effect.</text:span></text:p>
        </text:list-item>
      </text:list>
      <text:p text:style-name="P2"/>
      <text:p text:style-name="P4">Allomancy (Not keyworded)</text:p>
      <text:list xml:id="list3295723013" text:style-name="L2">
        <text:list-item>
          <text:p text:style-name="P78">Mana [no tap]: Effect.</text:p>
        </text:list-item>
      </text:list>
      <text:p text:style-name="P4"/>
      <text:p text:style-name="P38">Seeker <text:span text:style-name="T98">(Not keyworded)</text:span></text:p>
      <text:list xml:id="list1905227285" text:style-name="L3">
        <text:list-item>
          <text:p text:style-name="P80">Whenever an opponent plays an Allomancy spell, [effect].</text:p>
        </text:list-item>
      </text:list>
      <text:p text:style-name="P38"/>
      <text:p text:style-name="P5"><text:span text:style-name="T5">Infiltrate</text:span> – <text:span text:style-name="T5">C</text:span>reate a <text:span text:style-name="T4">colorless S</text:span>ecret <text:span text:style-name="T4">artifact </text:span>token <text:span text:style-name="T4">with “</text:span>2, <text:span text:style-name="T4">T, Sacrifice this artifact</text:span>: Counter target <text:span text:style-name="T26">activated ability</text:span>.”</text:p>
      <text:list xml:id="list2196390089" text:style-name="L4">
        <text:list-item>
          <text:p text:style-name="P81">Colors: <text:span text:style-name="T26">U, Some WBG</text:span></text:p>
        </text:list-item>
        <text:list-item>
          <text:p text:style-name="P81">Factions: <text:span text:style-name="T5">All</text:span></text:p>
        </text:list-item>
        <text:list-item>
          <text:p text:style-name="P81"/>
        </text:list-item>
      </text:list>
      <text:p text:style-name="P21">Recruit <text:span text:style-name="T2">(Return ~ to its owner’s hand. Create a 1/1 white Skaa Rebel creature token)</text:span>.</text:p>
      <text:list xml:id="list1461924461" text:style-name="L5">
        <text:list-item>
          <text:p text:style-name="P82">Colors: WGR</text:p>
        </text:list-item>
        <text:list-item>
          <text:p text:style-name="P83">Factions: Skaa and a bit of Terris</text:p>
        </text:list-item>
      </text:list>
      <text:p text:style-name="P35"/>
      <text:p text:style-name="P25">Ransack X <text:span text:style-name="T1">(Whenever ~ deals damage to a player, exile the top X cards of their library. Any player may cast spells exiled this way)</text:span></text:p>
      <text:list xml:id="list3956567558" text:style-name="L6">
        <text:list-item>
          <text:p text:style-name="P84">Colors: U<text:span text:style-name="T98">BG</text:span></text:p>
        </text:list-item>
        <text:list-item>
          <text:p text:style-name="P84">Factions: Criminals</text:p>
        </text:list-item>
      </text:list>
      <text:p text:style-name="P36"/>
      <text:p text:style-name="P25">Bureaucracy – You may have ~ enter the battlefield tapped. When you do, [effect].</text:p>
      <text:list xml:id="list636314812" text:style-name="L7">
        <text:list-item>
          <text:p text:style-name="P85">Colors: WB, <text:span text:style-name="T98">Some U</text:span></text:p>
        </text:list-item>
        <text:list-item>
          <text:p text:style-name="P85">Factions: Obligators</text:p>
        </text:list-item>
      </text:list>
      <text:p text:style-name="P37"/>
      <text:p text:style-name="P39">Snapping (Not keyworded)</text:p>
      <text:list xml:id="list88405076" text:style-name="L8">
        <text:list-item>
          <text:p text:style-name="P86">Whenever you cast an Allomancy spell, you may pay COST, exile it, and choose a target non-Allomancer creature. That creature is an Allomancer and gains “You may copy the exiled spell by paying its mana cost.”</text:p>
        </text:list-item>
      </text:list>
      <text:p text:style-name="P37"/>
      <text:p text:style-name="P40">More creatures</text:p>
      <text:p text:style-name="P40">Probably get rid of the Mist enchants and replace with a single one</text:p>
      <text:p text:style-name="P40">Using the mist for allomancy as a card</text:p>
      <text:p text:style-name="P41">Beggar Square increase in price</text:p>
      <text:p text:style-name="P73">WU <text:span text:style-name="T13">Archetype</text:span>: <text:span text:style-name="T3">Nobles at the Ball</text:span></text:p>
      <text:p text:style-name="P5"><text:tab/><text:span text:style-name="T13">Signpost Uncommon</text:span>: <text:span text:style-name="T5">Court Gossip</text:span></text:p>
      <text:p text:style-name="P5"><text:tab/><text:span text:style-name="T15">Signature Rare</text:span><text:span text:style-name="T22">: </text:span></text:p>
      <text:p text:style-name="P5"><text:tab/><text:span text:style-name="T38">Creature Types</text:span><text:span text:style-name="T43">: Nobles</text:span></text:p>
      <text:p text:style-name="P5"><text:span text:style-name="T43"><text:tab/></text:span><text:span text:style-name="T38">Keywords</text:span><text:span text:style-name="T43">: Infiltrate</text:span></text:p>
      <text:p text:style-name="P5"><text:span text:style-name="T43"><text:tab/></text:span><text:span text:style-name="T38">Friendly</text:span><text:span text:style-name="T43">: Enchantments</text:span></text:p>
      <text:p text:style-name="P5"><text:span text:style-name="T43"><text:tab/></text:span><text:span text:style-name="T38">Other</text:span><text:span text:style-name="T43">: Noble tokens, Counter spells</text:span></text:p>
      <text:p text:style-name="P26"><text:span text:style-name="T43"><text:tab/></text:span><text:span text:style-name="T37">Ideas</text:span><text:span text:style-name="T42">: Counter target non-noble spell</text:span></text:p>
      <text:p text:style-name="P26"><text:span text:style-name="T42"><text:tab/></text:span><text:span text:style-name="T41">Saga</text:span><text:span text:style-name="T66">: Infiltration at the Ball</text:span></text:p>
      <text:p text:style-name="P5"/>
      <text:p text:style-name="P6">UB <text:span text:style-name="T13">Archetype</text:span>: <text:span text:style-name="T35">Underworld</text:span></text:p>
      <text:p text:style-name="P20"><text:tab/><text:span text:style-name="T13">Signpost Uncommon</text:span>: <text:span text:style-name="T68">Camon, Crew Leader</text:span></text:p>
      <text:p text:style-name="P20"><text:tab/><text:span text:style-name="T15">Signature Rare</text:span><text:span text:style-name="T22">: </text:span></text:p>
      <text:p text:style-name="P9"><text:span text:style-name="T38"><text:tab/>Creature Types</text:span><text:span text:style-name="T43">: </text:span><text:span text:style-name="T44">Criminals</text:span></text:p>
      <text:p text:style-name="P9"><text:span text:style-name="T43"><text:tab/></text:span><text:span text:style-name="T38">Keywords</text:span><text:span text:style-name="T43">: </text:span><text:span text:style-name="T44">Menace, Scry, </text:span><text:span text:style-name="T45">Ransack, </text:span><text:span text:style-name="T58">Skulk</text:span></text:p>
      <text:p text:style-name="P9"><text:span text:style-name="T43"><text:tab/></text:span><text:span text:style-name="T38">Friendly</text:span><text:span text:style-name="T43">: </text:span><text:span text:style-name="T44">Artifacts</text:span></text:p>
      <text:p text:style-name="P9"><text:span text:style-name="T43"><text:tab/></text:span><text:span text:style-name="T38">Other</text:span><text:span text:style-name="T43">: </text:span><text:span text:style-name="T44">Evasion, Card draw, Card discard</text:span></text:p>
      <text:p text:style-name="P29"><text:span text:style-name="T43"><text:tab/></text:span><text:span text:style-name="T37">Ideas</text:span><text:span text:style-name="T42">: </text:span></text:p>
      <text:p text:style-name="P30"><text:span text:style-name="T42"><text:tab/></text:span><text:span text:style-name="T41">Saga</text:span><text:span text:style-name="T66">: Theft of the Century</text:span></text:p>
      <text:p text:style-name="P22"/>
      <text:p text:style-name="P6">BR <text:span text:style-name="T13">Archetype</text:span>: <text:span text:style-name="T3">Noble Assassins, House War</text:span></text:p>
      <text:p text:style-name="P20"><text:tab/><text:span text:style-name="T13">Signpost Uncommon</text:span>: <text:span text:style-name="T7">Business Under Duress</text:span></text:p>
      <text:p text:style-name="P20"><text:tab/><text:span text:style-name="T15">Signature Rare</text:span><text:span text:style-name="T22">: </text:span></text:p>
      <text:p text:style-name="P10"><text:tab/><text:span text:style-name="T38">Creature Types</text:span><text:span text:style-name="T43">: </text:span><text:span text:style-name="T45">Nobles, Criminals, Inquisitors</text:span></text:p>
      <text:p text:style-name="P10"><text:span text:style-name="T43"><text:tab/></text:span><text:span text:style-name="T38">Keywords</text:span><text:span text:style-name="T43">: </text:span></text:p>
      <text:p text:style-name="P10"><text:span text:style-name="T43"><text:tab/></text:span><text:span text:style-name="T38">Friendly</text:span><text:span text:style-name="T43">: </text:span></text:p>
      <text:p text:style-name="P10"><text:span text:style-name="T43"><text:tab/></text:span><text:span text:style-name="T38">Other</text:span><text:span text:style-name="T43">: </text:span><text:span text:style-name="T46">Direct damage/life loss, Coercion</text:span></text:p>
      <text:p text:style-name="P29"><text:span text:style-name="T43"><text:tab/></text:span><text:span text:style-name="T37">Ideas</text:span><text:span text:style-name="T42">: </text:span></text:p>
      <text:p text:style-name="P29"><text:span text:style-name="T42"><text:tab/></text:span><text:span text:style-name="T41">Saga</text:span><text:span text:style-name="T66">: House War</text:span></text:p>
      <text:p text:style-name="P5"/>
      <text:p text:style-name="P8">RG <text:span text:style-name="T13">Archetype</text:span>: <text:span text:style-name="T30">Skaa Sabotage</text:span></text:p>
      <text:p text:style-name="P20"><text:tab/><text:span text:style-name="T13">Signpost Uncommon</text:span>: <text:span text:style-name="T6">Rebel Brute</text:span></text:p>
      <text:p text:style-name="P20"><text:tab/><text:span text:style-name="T15">Signature Rare</text:span><text:span text:style-name="T22">: </text:span></text:p>
      <text:p text:style-name="P11"><text:span text:style-name="T38"><text:tab/>Creature Types</text:span><text:span text:style-name="T43">: </text:span><text:span text:style-name="T48">Skaa, Criminals</text:span></text:p>
      <text:p text:style-name="P11"><text:span text:style-name="T43"><text:tab/></text:span><text:span text:style-name="T38">Keywords</text:span><text:span text:style-name="T43">: </text:span><text:span text:style-name="T48">Haste, Fight</text:span></text:p>
      <text:p text:style-name="P11"><text:span text:style-name="T43"><text:tab/></text:span><text:span text:style-name="T38">Friendly</text:span><text:span text:style-name="T43">: </text:span></text:p>
      <text:p text:style-name="P11"><text:span text:style-name="T43"><text:tab/></text:span><text:span text:style-name="T38">Other</text:span><text:span text:style-name="T43">: </text:span><text:span text:style-name="T48">Permanent Destruction</text:span></text:p>
      <text:p text:style-name="P29"><text:span text:style-name="T43"><text:tab/></text:span><text:span text:style-name="T39">Ideas</text:span><text:span text:style-name="T47">: </text:span></text:p>
      <text:p text:style-name="P29"><text:span text:style-name="T47"><text:tab/></text:span><text:span text:style-name="T41">Saga</text:span><text:span text:style-name="T66">: Overthrow of the Nobles</text:span></text:p>
      <text:p text:style-name="P45"/>
      <text:p text:style-name="P8">GW <text:span text:style-name="T13">Archetype</text:span><text:span text:style-name="T17">: </text:span><text:span text:style-name="T24">Preservation’s Hand</text:span></text:p>
      <text:p text:style-name="P71"><text:span text:style-name="T32"><text:tab/></text:span><text:span text:style-name="T34">Signpost Uncommon</text:span><text:span text:style-name="T32">: </text:span></text:p>
      <text:p text:style-name="P20"><text:span text:style-name="T32"><text:tab/></text:span><text:span text:style-name="T15">Signature Rare</text:span><text:span text:style-name="T22">: </text:span></text:p>
      <text:p text:style-name="P12"><text:span text:style-name="T38"><text:tab/>Creature Types</text:span><text:span text:style-name="T43">: </text:span><text:span text:style-name="T48">Skaa, </text:span><text:span text:style-name="T49">Rebels</text:span></text:p>
      <text:p text:style-name="P12"><text:span text:style-name="T43"><text:tab/></text:span><text:span text:style-name="T38">Keywords</text:span><text:span text:style-name="T43">: </text:span><text:span text:style-name="T49">Vigilance</text:span></text:p>
      <text:p text:style-name="P12"><text:span text:style-name="T43"><text:tab/></text:span><text:span text:style-name="T38">Friendly</text:span><text:span text:style-name="T43">: </text:span></text:p>
      <text:p text:style-name="P12"><text:span text:style-name="T43"><text:tab/></text:span><text:span text:style-name="T38">Other</text:span><text:span text:style-name="T43">: </text:span><text:span text:style-name="T64">Protection, Lifegain, Returning Enchants and Creatures to Hand and Library</text:span></text:p>
      <text:p text:style-name="P29"><text:span text:style-name="T43"><text:tab/></text:span><text:span text:style-name="T39">Ideas</text:span><text:span text:style-name="T47">: </text:span></text:p>
      <text:p text:style-name="P29"><text:span text:style-name="T47"><text:tab/></text:span><text:span text:style-name="T41">Saga</text:span><text:span text:style-name="T66">: The Truth of the Lord Ruler</text:span></text:p>
      <text:p text:style-name="P6"><text:soft-page-break/>WB <text:span text:style-name="T13">Archetype</text:span><text:span text:style-name="T17">:</text:span> <text:span text:style-name="T3">Obligator Bureaucracy</text:span></text:p>
      <text:p text:style-name="P20"><text:tab/><text:span text:style-name="T13">Signpost Uncommon</text:span>: <text:span text:style-name="T9">Finance Prelan</text:span></text:p>
      <text:p text:style-name="P20"><text:tab/><text:span text:style-name="T15">Signature Rare</text:span><text:span text:style-name="T22">: </text:span></text:p>
      <text:p text:style-name="P13"><text:span text:style-name="T38"><text:tab/>Creature Types</text:span><text:span text:style-name="T43">: </text:span><text:span text:style-name="T50">Obligators</text:span></text:p>
      <text:p text:style-name="P13"><text:span text:style-name="T43"><text:tab/></text:span><text:span text:style-name="T38">Keywords</text:span><text:span text:style-name="T43">: </text:span><text:span text:style-name="T50">Bureaucracy</text:span></text:p>
      <text:p text:style-name="P13"><text:span text:style-name="T43"><text:tab/></text:span><text:span text:style-name="T38">Friendly</text:span><text:span text:style-name="T43">: </text:span></text:p>
      <text:p text:style-name="P13"><text:span text:style-name="T43"><text:tab/></text:span><text:span text:style-name="T38">Other</text:span><text:span text:style-name="T43">: </text:span><text:span text:style-name="T50">Permanent Removal, Taxing, Lifeloss, Lifegain</text:span></text:p>
      <text:p text:style-name="P29"><text:span text:style-name="T43"><text:tab/></text:span><text:span text:style-name="T39">Ideas</text:span><text:span text:style-name="T47">: </text:span></text:p>
      <text:p text:style-name="P29"><text:span text:style-name="T65"><text:tab/></text:span><text:span text:style-name="T41">Saga</text:span><text:span text:style-name="T66">: </text:span></text:p>
      <text:p text:style-name="P70"/>
      <text:p text:style-name="P28"><text:span text:style-name="T91">UR </text:span><text:span text:style-name="T16">Archetype</text:span><text:span text:style-name="T23">:</text:span><text:span text:style-name="T91"> Misting Tempo</text:span></text:p>
      <text:p text:style-name="P20"><text:tab/><text:span text:style-name="T13">Signpost Uncommon</text:span>: <text:span text:style-name="T10">Eager Mistborn</text:span></text:p>
      <text:p text:style-name="P20"><text:tab/><text:span text:style-name="T15">Signature Rare</text:span><text:span text:style-name="T22">: </text:span></text:p>
      <text:p text:style-name="P14"><text:span text:style-name="T38"><text:tab/>Creature Types</text:span><text:span text:style-name="T43">: </text:span><text:span text:style-name="T51">Allomancers</text:span></text:p>
      <text:p text:style-name="P14"><text:span text:style-name="T43"><text:tab/></text:span><text:span text:style-name="T38">Keywords</text:span><text:span text:style-name="T43">: </text:span><text:span text:style-name="T51">Flying</text:span></text:p>
      <text:p text:style-name="P14"><text:span text:style-name="T43"><text:tab/></text:span><text:span text:style-name="T38">Friendly</text:span><text:span text:style-name="T43">: </text:span><text:span text:style-name="T51">Allomancy Spells</text:span></text:p>
      <text:p text:style-name="P14"><text:span text:style-name="T43"><text:tab/></text:span><text:span text:style-name="T38">Other</text:span><text:span text:style-name="T43">: </text:span><text:span text:style-name="T51">Creature Removal, Direct Damage, Evasion</text:span></text:p>
      <text:p text:style-name="P29"><text:span text:style-name="T43"><text:tab/></text:span><text:span text:style-name="T39">Ideas</text:span><text:span text:style-name="T47">: </text:span></text:p>
      <text:p text:style-name="P29"><text:span text:style-name="T47"><text:tab/></text:span><text:span text:style-name="T41">Saga</text:span><text:span text:style-name="T66">: Mistborn Training</text:span></text:p>
      <text:p text:style-name="P5"/>
      <text:p text:style-name="P6">BG <text:span text:style-name="T13">Archetype</text:span><text:span text:style-name="T17">:</text:span> <text:span text:style-name="T3">Inquisitor Deck Sacrifice</text:span></text:p>
      <text:p text:style-name="P20"><text:tab/><text:span text:style-name="T13">Signpost Uncommon</text:span>: <text:span text:style-name="T73">Mistwraith Scavenger</text:span></text:p>
      <text:p text:style-name="P20"><text:tab/><text:span text:style-name="T15">Signature Rare</text:span><text:span text:style-name="T22">: </text:span></text:p>
      <text:p text:style-name="P15"><text:span text:style-name="T21"><text:tab/></text:span><text:span text:style-name="T38">Creature Types</text:span><text:span text:style-name="T43">: </text:span><text:span text:style-name="T52">Inquisitors</text:span></text:p>
      <text:p text:style-name="P15"><text:span text:style-name="T43"><text:tab/></text:span><text:span text:style-name="T38">Keywords</text:span><text:span text:style-name="T43">: </text:span><text:span text:style-name="T52">Sacrifice, Menace</text:span></text:p>
      <text:p text:style-name="P15"><text:span text:style-name="T43"><text:tab/></text:span><text:span text:style-name="T38">Friendly</text:span><text:span text:style-name="T43">: </text:span><text:span text:style-name="T52">Graveyard</text:span></text:p>
      <text:p text:style-name="P15"><text:span text:style-name="T43"><text:tab/></text:span><text:span text:style-name="T38">Other</text:span><text:span text:style-name="T43">: </text:span><text:span text:style-name="T52">Sacrifice pump, Big creatures, Graveyard pump</text:span></text:p>
      <text:p text:style-name="P29"><text:span text:style-name="T43"><text:tab/></text:span><text:span text:style-name="T39">Ideas</text:span><text:span text:style-name="T47">: </text:span></text:p>
      <text:p text:style-name="P29"><text:span text:style-name="T47"><text:tab/></text:span><text:span text:style-name="T41">Saga</text:span><text:span text:style-name="T66">: Discovery of Obligator’s Sins</text:span></text:p>
      <text:p text:style-name="P5"/>
      <text:p text:style-name="P5">RW <text:span text:style-name="T13">Archetype</text:span>: <text:span text:style-name="T30">Rebel Recruitment</text:span></text:p>
      <text:p text:style-name="P20"><text:tab/><text:span text:style-name="T13">Signpost Uncommon</text:span>: <text:span text:style-name="T11">Recruitment Meetings</text:span></text:p>
      <text:p text:style-name="P20"><text:tab/><text:span text:style-name="T15">Signature Rare</text:span><text:span text:style-name="T22">: </text:span></text:p>
      <text:p text:style-name="P16"><text:span text:style-name="T38"><text:tab/>Creature Types</text:span><text:span text:style-name="T43">: </text:span><text:span text:style-name="T53">Rebels, Skaa</text:span></text:p>
      <text:p text:style-name="P16"><text:span text:style-name="T43"><text:tab/></text:span><text:span text:style-name="T38">Keywords</text:span><text:span text:style-name="T43">: </text:span><text:span text:style-name="T62">Recruit</text:span></text:p>
      <text:p text:style-name="P16"><text:span text:style-name="T43"><text:tab/></text:span><text:span text:style-name="T38">Friendly</text:span><text:span text:style-name="T43">: </text:span><text:span text:style-name="T53">Enchantments, </text:span><text:span text:style-name="T54">Equipment</text:span></text:p>
      <text:p text:style-name="P18"><text:span text:style-name="T43"><text:tab/></text:span><text:span text:style-name="T38">Other</text:span><text:span text:style-name="T43">:</text:span><text:span text:style-name="T50"> </text:span><text:span text:style-name="T53">Token generation, </text:span><text:span text:style-name="T55">Equipment Pump</text:span></text:p>
      <text:p text:style-name="P29"><text:span text:style-name="T43"><text:tab/></text:span><text:span text:style-name="T39">Ideas</text:span><text:span text:style-name="T47">: </text:span></text:p>
      <text:p text:style-name="P29"><text:span text:style-name="T47"><text:tab/></text:span><text:span text:style-name="T41">Saga</text:span><text:span text:style-name="T66">: Rebel Recruitment</text:span></text:p>
      <text:p text:style-name="P42"/>
      <text:p text:style-name="P5">GU <text:span text:style-name="T13">Archetype</text:span>: <text:span text:style-name="T28">Thieving Crew</text:span></text:p>
      <text:p text:style-name="P20"><text:tab/><text:span text:style-name="T13">Signpost Uncommon</text:span>: </text:p>
      <text:p text:style-name="P20"><text:tab/><text:span text:style-name="T15">Signature Rare</text:span><text:span text:style-name="T22">: </text:span></text:p>
      <text:p text:style-name="P17"><text:span text:style-name="T20"><text:tab/></text:span><text:span text:style-name="T38">Creature Types</text:span><text:span text:style-name="T43">: </text:span><text:span text:style-name="T54">Criminals</text:span></text:p>
      <text:p text:style-name="P17"><text:span text:style-name="T43"><text:tab/></text:span><text:span text:style-name="T38">Keywords</text:span><text:span text:style-name="T43">: </text:span><text:span text:style-name="T54">Ransack, </text:span><text:span text:style-name="T59">Infiltrate</text:span></text:p>
      <text:p text:style-name="P17"><text:span text:style-name="T43"><text:tab/></text:span><text:span text:style-name="T40">Friendly</text:span><text:span text:style-name="T43">: </text:span><text:span text:style-name="T63">Artifacts</text:span></text:p>
      <text:p text:style-name="P17"><text:span text:style-name="T43"><text:tab/></text:span><text:span text:style-name="T38">Other</text:span><text:span text:style-name="T43">: </text:span><text:span text:style-name="T56">Mill, </text:span><text:span text:style-name="T57">Evasion, Pump, </text:span><text:span text:style-name="T60">Counters</text:span></text:p>
      <text:p text:style-name="P29"><text:span text:style-name="T43"><text:tab/></text:span><text:span text:style-name="T39">Ideas</text:span><text:span text:style-name="T47">: </text:span></text:p>
      <text:p text:style-name="P29"><text:span text:style-name="T47"><text:tab/></text:span><text:span text:style-name="T41">Saga</text:span><text:span text:style-name="T66">: </text:span></text:p>
      <text:p text:style-name="P72"><text:span text:style-name="T18">I</text:span><text:span text:style-name="T17">deas:</text:span></text:p>
      <text:p text:style-name="P52"/>
      <text:p text:style-name="P51">Fixer</text:p>
      <text:p text:style-name="P51">Ash Fell From the Sky</text:p>
      <text:p text:style-name="P53">Keeper’s Studies</text:p>
      <text:p text:style-name="P53">A few auras for Red and Green</text:p>
      <text:p text:style-name="P53">One or two more enchants for Red and Green</text:p>
      <text:p text:style-name="P53">More ramp and pump for Green</text:p>
      <text:p text:style-name="P53">Mana dorks for Green</text:p>
      <text:p text:style-name="P53">Trap (or the other smoker)</text:p>
      <text:p text:style-name="P53">Drawing of a Flower</text:p>
      <text:p text:style-name="P53">More black sacrifice</text:p>
      <text:p text:style-name="P53">More coercion</text:p>
      <text:p text:style-name="P53">Voice of Reen</text:p>
      <text:p text:style-name="P53">Spells that reflect main characters</text:p>
      <text:p text:style-name="P68">Beggar Creation</text:p>
      <text:p text:style-name="P53"/>
      <text:p text:style-name="P61">Recruit:</text:p>
      <text:p text:style-name="P61">1 GW source</text:p>
      <text:p text:style-name="P62">1 W source</text:p>
      <text:p text:style-name="P61"><text:span text:style-name="T78">1</text:span> W payoff</text:p>
      <text:p text:style-name="P61">1 R source</text:p>
      <text:p text:style-name="P61">1 R payoff</text:p>
      <text:p text:style-name="P61"><text:span text:style-name="T79">1</text:span> G <text:span text:style-name="T80">payoff</text:span></text:p>
      <text:p text:style-name="P76">Metalborn Abilities:</text:p>
      <text:p text:style-name="P48">Iron: Redirect Damage (W), Choose new targets (R), Steal Equipment (U)</text:p>
      <text:p text:style-name="P48">Steel: Bounce Creatures (U), Direct Damage – Single (R), Direct Damage – Multi (R), Flying, Redirect Damage (W), Direct Damage – Flying (G)</text:p>
      <text:p text:style-name="P48">Tin: Vigilance (W), +1/+1 (A), Draw card (U), Scry (<text:span text:style-name="T86">A</text:span>), Skulk (U), <text:span text:style-name="T27">Infiltrate (U), Look at opponent’s hand (B)</text:span></text:p>
      <text:p text:style-name="P49">Pewter: +N/+N (A), Trample (G), Block multiple (G,W), Firststrike (R,W), +N/+0 (R), Super Trample (G)</text:p>
      <text:p text:style-name="P49">Zinc: +N/-N (R), -N/-0 (U), -N/-N (B), Can’t attack/block (W), must attack/block (R), Infiltrate (U), Look at opponent’s hand (B)</text:p>
      <text:p text:style-name="P49">Brass: -N/-0 (U), -N/-N (B), Can’t attack/block (W), Infiltrate (U), Look at opponent’s hand (B), <text:span text:style-name="T29">Mill (U)</text:span></text:p>
      <text:p text:style-name="P50">Copper: Protection from Metalborn (W), Protection from a color (W), Hexproof (G), can’t be countered (G), <text:span text:style-name="T96">Counter (U)</text:span></text:p>
      <text:p text:style-name="P50">Bronze: Reveal opponent’s deck (WB), Protection from Metalborn (W), Protection from Color (W), <text:span text:style-name="T69">Trigger on Allomancy Spells (Any)</text:span></text:p>
      <text:p text:style-name="P50">Atium: <text:span text:style-name="T88">+N/+N (A), Indestructible (W,G), Counter target spell (U)</text:span></text:p>
      <text:p text:style-name="P50">Malatium: <text:span text:style-name="T77">Scry opponent (B)</text:span></text:p>
      <text:p text:style-name="P50">Gold: <text:span text:style-name="T77">Exile X cards, switch your hand for those cards (B)</text:span></text:p>
      <text:p text:style-name="P50">Electrum: <text:span text:style-name="T88">Scry (A), Draw (U), +0/+N (W)</text:span></text:p>
      <text:p text:style-name="P50">Lerasium: <text:span text:style-name="T77">Aura that gives an ability?</text:span></text:p>
      <text:p text:style-name="P64">Duralumin: Copy Target Spell (RU), <text:span text:style-name="T87">Copy Target Ability (RU)</text:span></text:p>
      <text:p text:style-name="P65">Bendalloy: Take another turn (U), Fight target creature (G,R)</text:p>
      <text:p text:style-name="P50"/>
      <text:p text:style-name="P50"/>
      <text:p text:style-name="P57">WU: <text:span text:style-name="T83">Court Gossip, Elend Noble Philosopher, Informed Noblewoman</text:span></text:p>
      <text:p text:style-name="P56">UB: <text:span text:style-name="T82">Camon Crew Leader, Obligator Bribes, Valette Noble Scion</text:span></text:p>
      <text:p text:style-name="P58">BR: <text:span text:style-name="T81">Business Under Duress, Lord Durrant Erikeller, Vin Mistborn in Training</text:span></text:p>
      <text:p text:style-name="P60">RG: <text:span text:style-name="T94">False Rumors, Skaa Mistborn, Training Regiment</text:span></text:p>
      <text:p text:style-name="P58">GW: <text:span text:style-name="T75">Hammond Philosopher Thug, Noble Sympathizer, Subconscious Pewter Burn</text:span></text:p>
      <text:p text:style-name="P60">WB: <text:span text:style-name="T97">Obligator Contract, Orthodoxy Prelan,</text:span> <text:span text:style-name="T72">Soothing Station</text:span></text:p>
      <text:p text:style-name="P58">UR: <text:span text:style-name="T74">Eager Mistborn, Iron Pull, Kelsier Survivor of Hathsin</text:span></text:p>
      <text:p text:style-name="P58">BG: <text:span text:style-name="T95">Lord Tresting, Mistwraith Scavenger, Unstable Hierarchy</text:span></text:p>
      <text:p text:style-name="P58">RW: <text:span text:style-name="T76">Savior of the Skaa, Recruitment Meetings, Weapons Merchant</text:span></text:p>
      <text:p text:style-name="P63">GU: <text:span text:style-name="T84">Break In, Careless Burglar, </text:span>Clever Disguise,</text:p>
      <text:p text:style-name="P59"/>
      <text:p text:style-name="P59">RGW: <text:span text:style-name="T89">Yeden Rebellion Leader</text:span></text:p>
      <text:p text:style-name="P59">BRG: <text:span text:style-name="T89">Kar Head Inquisitor</text:span></text:p>
      <text:p text:style-name="P59">UBR: <text:span text:style-name="T89">Shan Elariel</text:span></text:p>
      <text:p text:style-name="P67">GWU: <text:span text:style-name="T85">Sazed Rebel Keeper</text:span></text:p>
      <text:p text:style-name="P66">WUB: <text:span text:style-name="T93">Tevidian Lord Prelan</text:span></text:p>
      <text:p text:style-name="P59">WUBRG: <text:span text:style-name="T89">Rashek Sliver of Infinity</text:span></text:p>
      <text:p text:style-name="P74">2<text:span text:style-name="T89">6</text:span>0 <text:span text:style-name="T70">Card outline</text:span>:</text:p>
      <text:p text:style-name="P31">10 sac lands</text:p>
      <text:p text:style-name="P31">5 shard lands</text:p>
      <text:p text:style-name="P31">5 other lands</text:p>
      <text:p text:style-name="P31">3<text:span text:style-name="T89">5</text:span> per color (1<text:span text:style-name="T89">75</text:span>)</text:p>
      <text:p text:style-name="P31"><text:tab/><text:span text:style-name="T90">1 Artifact</text:span></text:p>
      <text:p text:style-name="P31"><text:span text:style-name="T92">36</text:span> Multicolor</text:p>
      <text:p text:style-name="P31"><text:tab/><text:span text:style-name="T92">3</text:span> per color pair (<text:span text:style-name="T92">30</text:span>)</text:p>
      <text:p text:style-name="P31"><text:tab/>5 shard</text:p>
      <text:p text:style-name="P31"><text:tab/>Rashek</text:p>
      <text:p text:style-name="P31"><text:span text:style-name="T89">25</text:span> Artifacts</text:p>
      <text:p text:style-name="P31"/>
      <text:p text:style-name="P33">32 <text:span text:style-name="T71">White</text:span> (3<text:span text:style-name="T71">3</text:span>):</text:p>
      <text:p text:style-name="P33"><text:tab/>_ Creatures (1<text:span text:style-name="T71">9</text:span>)</text:p>
      <text:p text:style-name="P33"><text:tab/>_ Enchantments (<text:span text:style-name="T71">4</text:span>)</text:p>
      <text:p text:style-name="P33"><text:tab/>_ Auras (<text:span text:style-name="T71">3</text:span>)</text:p>
      <text:p text:style-name="P33"><text:tab/>_ Instants (<text:span text:style-name="T71">3</text:span>)</text:p>
      <text:p text:style-name="P33"><text:tab/>_ Sorceries (<text:span text:style-name="T71">4</text:span>)</text:p>
      <text:p text:style-name="P33"><text:tab/>_ <text:span text:style-name="T90">Artifacts (1)</text:span></text:p>
      <text:p text:style-name="P33"/>
      <text:p text:style-name="P33">32 <text:span text:style-name="T71">Blue</text:span> (<text:span text:style-name="T71">30</text:span>):</text:p>
      <text:p text:style-name="P33"><text:tab/>_ Creatures (1<text:span text:style-name="T71">5</text:span>)</text:p>
      <text:p text:style-name="P33"><text:tab/>_ Enchantments (2)</text:p>
      <text:p text:style-name="P33"><text:tab/>_ Auras (<text:span text:style-name="T71">2</text:span>)</text:p>
      <text:p text:style-name="P33"><text:tab/>_ Instants (<text:span text:style-name="T71">6</text:span>)</text:p>
      <text:p text:style-name="P34"><text:tab/>_ Sorceries (<text:span text:style-name="T71">5</text:span>)</text:p>
      <text:p text:style-name="P34"><text:tab/>_ <text:span text:style-name="T90">Artifacts (1)</text:span></text:p>
      <text:p text:style-name="P33"/>
      <text:p text:style-name="P32">32 Black (32):</text:p>
      <text:p text:style-name="P32"><text:tab/>_ Creatures (16)</text:p>
      <text:p text:style-name="P32"><text:tab/>_ Enchantments (2)</text:p>
      <text:p text:style-name="P32"><text:tab/>_ Auras (3)</text:p>
      <text:p text:style-name="P32"><text:tab/>_ Instants (4)</text:p>
      <text:p text:style-name="P34"><text:tab/>_ Sorceries (7)</text:p>
      <text:p text:style-name="P34"><text:tab/>_ <text:span text:style-name="T90">Artifacts (1)</text:span></text:p>
      <text:p text:style-name="P32"/>
      <text:p text:style-name="P32">32 Red (26):</text:p>
      <text:p text:style-name="P32"><text:tab/>_ Creatures (17)</text:p>
      <text:p text:style-name="P32"><text:tab/>_ Enchantments (2)</text:p>
      <text:p text:style-name="P32"><text:tab/>_ Auras (0)</text:p>
      <text:p text:style-name="P32"><text:tab/>_ Instants (3)</text:p>
      <text:p text:style-name="P34"><text:tab/>_ Sorceries (4)</text:p>
      <text:p text:style-name="P34"><text:tab/>_ <text:span text:style-name="T90">Artifacts (1)</text:span></text:p>
      <text:p text:style-name="P32"/>
      <text:p text:style-name="P32">32 Green (24):</text:p>
      <text:p text:style-name="P32"><text:tab/>_ Creatures (17)</text:p>
      <text:p text:style-name="P32"><text:tab/>_ Enchantments (2)</text:p>
      <text:p text:style-name="P32"><text:tab/>_ Auras (0)</text:p>
      <text:p text:style-name="P32"><text:tab/>_ Instants (3)</text:p>
      <text:p text:style-name="P34"><text:soft-page-break/><text:tab/>_ Sorceries (2)</text:p>
      <text:p text:style-name="P34"><text:tab/>_ <text:span text:style-name="T90">Artifacts (1)</text:span></text:p>
      <text:p text:style-name="P32"/>
      <text:p text:style-name="P32"/>
      <text:p text:style-name="P74">Well of Ascension</text:p>
      <text:p text:style-name="P7"/>
      <text:p text:style-name="P7">WU <text:span text:style-name="T13">Archetype</text:span>: </text:p>
      <text:p text:style-name="P7"><text:tab/><text:span text:style-name="T13">Signpost Uncommon</text:span>: </text:p>
      <text:p text:style-name="P19"><text:span text:style-name="T38"><text:tab/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7"/>
      <text:p text:style-name="P7">UB <text:span text:style-name="T13">Archetype</text:span>: </text:p>
      <text:p text:style-name="P7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text:span text:style-name="T61">Poison counters</text:span></text:p>
      <text:p text:style-name="P27"><text:span text:style-name="T43"><text:tab/></text:span><text:span text:style-name="T39">Ideas</text:span><text:span text:style-name="T47">: </text:span></text:p>
      <text:p text:style-name="P23"/>
      <text:p text:style-name="P7">BR <text:span text:style-name="T13">Archetype</text:span>: </text:p>
      <text:p text:style-name="P7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7"/>
      <text:p text:style-name="P7">RG <text:span text:style-name="T13">Archetype</text:span>: </text:p>
      <text:p text:style-name="P7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46"/>
      <text:p text:style-name="P7">GW <text:span text:style-name="T13">Archetype</text:span><text:span text:style-name="T17">:</text:span> <text:span text:style-name="T3">Terris Overrun</text:span></text:p>
      <text:p text:style-name="P7"><text:tab/><text:span text:style-name="T13">Signpost Uncommon</text:span>: <text:span text:style-name="T8">Terris Shepherd</text:span></text:p>
      <text:p text:style-name="P7"><text:tab/><text:span text:style-name="T14">Methods</text:span><text:span text:style-name="T18">: Token Generation, Beefing up, Terris Tribal, </text:span><text:span text:style-name="T19">Protection</text:span></text:p>
      <text:p text:style-name="P19"><text:span text:style-name="T19"><text:tab/></text:span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7"/>
      <text:p text:style-name="P7">WB <text:span text:style-name="T13">Archetype</text:span><text:span text:style-name="T17">:</text:span> </text:p>
      <text:p text:style-name="P7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oft-page-break/><text:span text:style-name="T43"><text:tab/></text:span><text:span text:style-name="T39">Ideas</text:span><text:span text:style-name="T47">: </text:span></text:p>
      <text:p text:style-name="P7"/>
      <text:p text:style-name="P7">UR <text:span text:style-name="T13">Archetype</text:span><text:span text:style-name="T17">:</text:span> </text:p>
      <text:p text:style-name="P7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7"/>
      <text:p text:style-name="P7">BG <text:span text:style-name="T13">Archetype</text:span><text:span text:style-name="T17">:</text:span> </text:p>
      <text:p text:style-name="P7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7"/>
      <text:p text:style-name="P7">RW <text:span text:style-name="T13">Archetype</text:span>: </text:p>
      <text:p text:style-name="P7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43"/>
      <text:p text:style-name="P7">GU <text:span text:style-name="T13">Archetype</text:span>: <text:span text:style-name="T28">Keeper Pump</text:span></text:p>
      <text:p text:style-name="P7"><text:tab/><text:span text:style-name="T13">Signpost Uncommon</text:span>: <text:span text:style-name="T12">Synod Spy</text:span></text:p>
      <text:p text:style-name="P54"><text:tab/><text:span text:style-name="T14">Methods</text:span><text:span text:style-name="T25">: Terris Tribal, Mill</text:span>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55"><text:span text:style-name="T36"><text:tab/></text:span><text:span text:style-name="T39">Ideas</text:span><text:span text:style-name="T67">: </text:span></text:p>
      <text:p text:style-name="P69"/>
      <text:p text:style-name="P75">Hero of Ages</text:p>
      <text:p text:style-name="P19"/>
      <text:p text:style-name="P19">WU <text:span text:style-name="T13">Archetype</text:span>: </text:p>
      <text:p text:style-name="P19"><text:tab/><text:span text:style-name="T13">Signpost Uncommon</text:span>: </text:p>
      <text:p text:style-name="P19"><text:span text:style-name="T38"><text:tab/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19"/>
      <text:p text:style-name="P19">UB <text:span text:style-name="T13">Archetype</text:span>: </text:p>
      <text:p text:style-name="P19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24"/>
      <text:p text:style-name="P19">BR <text:span text:style-name="T13">Archetype</text:span>: </text:p>
      <text:p text:style-name="P19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text:span text:style-name="T61">Gain control, Fight</text:span></text:p>
      <text:p text:style-name="P27"><text:span text:style-name="T43"><text:tab/></text:span><text:span text:style-name="T39">Ideas</text:span><text:span text:style-name="T47">: </text:span></text:p>
      <text:p text:style-name="P19"/>
      <text:p text:style-name="P19">RG <text:span text:style-name="T13">Archetype</text:span>: </text:p>
      <text:p text:style-name="P19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47"/>
      <text:p text:style-name="P19">GW <text:span text:style-name="T13">Archetype</text:span><text:span text:style-name="T17">:</text:span> </text:p>
      <text:p text:style-name="P19"><text:tab/><text:span text:style-name="T13">Signpost Uncommon</text:span>: </text:p>
      <text:p text:style-name="P19"><text:span text:style-name="T19"><text:tab/></text:span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19"/>
      <text:p text:style-name="P19">WB <text:span text:style-name="T13">Archetype</text:span><text:span text:style-name="T17">:</text:span> </text:p>
      <text:p text:style-name="P19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19"><text:soft-page-break/></text:p>
      <text:p text:style-name="P19">UR <text:span text:style-name="T13">Archetype</text:span><text:span text:style-name="T17">:</text:span> </text:p>
      <text:p text:style-name="P19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19"/>
      <text:p text:style-name="P19">BG <text:span text:style-name="T13">Archetype</text:span><text:span text:style-name="T17">:</text:span> </text:p>
      <text:p text:style-name="P19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19"/>
      <text:p text:style-name="P19">RW <text:span text:style-name="T13">Archetype</text:span>: </text:p>
      <text:p text:style-name="P19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27"><text:span text:style-name="T43"><text:tab/></text:span><text:span text:style-name="T39">Ideas</text:span><text:span text:style-name="T47">: </text:span></text:p>
      <text:p text:style-name="P44"/>
      <text:p text:style-name="P19">GU <text:span text:style-name="T13">Archetype</text:span>: </text:p>
      <text:p text:style-name="P19"><text:tab/><text:span text:style-name="T13">Signpost Uncommon</text:span>: </text:p>
      <text:p text:style-name="P19"><text:tab/><text:span text:style-name="T38">Creature Types</text:span><text:span text:style-name="T43">: </text:span></text:p>
      <text:p text:style-name="P19"><text:span text:style-name="T43"><text:tab/></text:span><text:span text:style-name="T38">Keywords</text:span><text:span text:style-name="T43">: </text:span></text:p>
      <text:p text:style-name="P19"><text:span text:style-name="T43"><text:tab/></text:span><text:span text:style-name="T38">Friendly</text:span><text:span text:style-name="T43">: </text:span></text:p>
      <text:p text:style-name="P19"><text:span text:style-name="T43"><text:tab/></text:span><text:span text:style-name="T38">Other</text:span><text:span text:style-name="T43">: </text:span></text:p>
      <text:p text:style-name="P55"><text:span text:style-name="T36"><text:tab/></text:span><text:span text:style-name="T39">Ideas</text:span><text:span text:style-name="T67">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0:59:27.112790121</meta:creation-date>
    <dc:date>2020-08-19T14:52:00.830000000</dc:date>
    <meta:editing-duration>PT22H26M39S</meta:editing-duration>
    <meta:editing-cycles>150</meta:editing-cycles>
    <meta:generator>LibreOffice/6.1.3.2$Windows_X86_64 LibreOffice_project/86daf60bf00efa86ad547e59e09d6bb77c699acb</meta:generator>
    <meta:document-statistic meta:table-count="0" meta:image-count="0" meta:object-count="0" meta:page-count="11" meta:paragraph-count="364" meta:word-count="1269" meta:character-count="8724" meta:non-whitespace-character-count="7429"/>
  </office:meta>
</office:document-meta>
</file>